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5833in"/>
    </style:style>
    <style:style style:name="Table1.B" style:family="table-column">
      <style:table-column-properties style:column-width="2.6042in"/>
    </style:style>
    <style:style style:name="Table1.C" style:family="table-column">
      <style:table-column-properties style:column-width="3.07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2" style:family="table">
      <style:table-properties style:width="6.2604in" fo:margin-left="0in" fo:margin-top="0in" fo:margin-bottom="0in" table:align="left"/>
    </style:style>
    <style:style style:name="Table2.A" style:family="table-column">
      <style:table-column-properties style:column-width="0.5833in"/>
    </style:style>
    <style:style style:name="Table2.B" style:family="table-column">
      <style:table-column-properties style:column-width="2.5938in"/>
    </style:style>
    <style:style style:name="Table2.C" style:family="table-column">
      <style:table-column-properties style:column-width="3.083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C5" style:family="table-cell">
      <style:table-cell-properties style:vertical-align="" fo:padding="0.0694in" fo:border="1pt solid #000000"/>
    </style:style>
    <style:style style:name="Table2.B6" style:family="table-cell">
      <style:table-cell-properties style:vertical-align="" fo:padding="0.0694in" fo:border="1pt solid #000000"/>
    </style:style>
    <style:style style:name="Table2.C6" style:family="table-cell">
      <style:table-cell-properties style:vertical-align="" fo:padding="0.0694in" fo:border="1pt solid #000000"/>
    </style:style>
    <style:style style:name="Table3" style:family="table">
      <style:table-properties style:width="6.2604in" fo:margin-left="0in" fo:margin-top="0in" fo:margin-bottom="0in" table:align="left"/>
    </style:style>
    <style:style style:name="Table3.A" style:family="table-column">
      <style:table-column-properties style:column-width="0.5833in"/>
    </style:style>
    <style:style style:name="Table3.B" style:family="table-column">
      <style:table-column-properties style:column-width="2.8854in"/>
    </style:style>
    <style:style style:name="Table3.C" style:family="table-column">
      <style:table-column-properties style:column-width="2.791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3.B2" style:family="table-cell">
      <style:table-cell-properties style:vertical-align="" fo:padding="0.0694in" fo:border="1pt solid #000000"/>
    </style:style>
    <style:style style:name="Table3.C2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C3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C4" style:family="table-cell">
      <style:table-cell-properties style:vertical-align="" fo:padding="0.0694in" fo:border="1pt solid #000000"/>
    </style:style>
    <style:style style:name="Table3.B5" style:family="table-cell">
      <style:table-cell-properties style:vertical-align="" fo:padding="0.0694in" fo:border="1pt solid #000000"/>
    </style:style>
    <style:style style:name="Table3.C5" style:family="table-cell">
      <style:table-cell-properties style:vertical-align="" fo:padding="0.0694in" fo:border="1pt solid #000000"/>
    </style:style>
    <style:style style:name="Table3.B6" style:family="table-cell">
      <style:table-cell-properties style:vertical-align="" fo:padding="0.0694in" fo:border="1pt solid #000000"/>
    </style:style>
    <style:style style:name="Table3.C6" style:family="table-cell">
      <style:table-cell-properties style:vertical-align="" fo:padding="0.0694in" fo:border="1pt solid #000000"/>
    </style:style>
    <style:style style:name="Table4" style:family="table">
      <style:table-properties style:width="6.2604in" fo:margin-left="0in" fo:margin-top="0in" fo:margin-bottom="0in" fo:break-before="auto" fo:break-after="auto" table:align="left"/>
    </style:style>
    <style:style style:name="Table4.A" style:family="table-column">
      <style:table-column-properties style:column-width="0.6354in"/>
    </style:style>
    <style:style style:name="Table4.B" style:family="table-column">
      <style:table-column-properties style:column-width="2.1979in"/>
    </style:style>
    <style:style style:name="Table4.C" style:family="table-column">
      <style:table-column-properties style:column-width="3.427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4.B2" style:family="table-cell">
      <style:table-cell-properties style:vertical-align="" fo:padding="0.0694in" fo:border="1pt solid #000000"/>
    </style:style>
    <style:style style:name="Table4.C2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padding="0.0694in" fo:border="1pt solid #000000"/>
    </style:style>
    <style:style style:name="Table4.C3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C4" style:family="table-cell">
      <style:table-cell-properties style:vertical-align="" fo:padding="0.0694in" fo:border="1pt solid #000000"/>
    </style:style>
    <style:style style:name="Table4.B5" style:family="table-cell">
      <style:table-cell-properties style:vertical-align="" fo:padding="0.0694in" fo:border="1pt solid #000000"/>
    </style:style>
    <style:style style:name="Table4.C5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tyle="italic" fo:font-weight="bold" style:font-style-asian="italic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color="#0b5394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color="#0b5394"/>
    </style:style>
    <style:style style:name="P5" style:family="paragraph" style:parent-style-name="Standard">
      <style:paragraph-properties fo:line-height="100%" fo:text-align="center" style:justify-single-word="false" fo:orphans="0" fo:widows="0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0b5394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color="#0b5394"/>
    </style:style>
    <style:style style:name="T4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PREGUNTES CAPITOL 6.2</text:span></text:p>
      <text:p text:style-name="Standard"/>
      <text:p text:style-name="Standard"><text:span text:style-name="T1">1. Donada la xarxa 192.168.0.0/24, volem crear 3 subxarxes que tinguin 33 dispositius cadascuna d'elles.</text:span></text:p>
      <text:p text:style-name="P1"/>
      <text:p text:style-name="Standard"><text:span text:style-name="T2">a) Quina màscara de xarxa haurem d'utilitzar?</text:span></text:p>
      <text:p text:style-name="Standard"><text:span text:style-name="T3">Haurem d’utilitzar una màscara de /26 perquè amb una de /27 no hi ha suficients hosts nomès 30.</text:span></text:p>
      <text:p text:style-name="Standard"><text:span text:style-name="T3">/26 = 11111111.11111111.11111111.11000000 = 255.255.255.192</text:span></text:p>
      <text:p text:style-name="Standard"><text:span text:style-name="T2">b) Quines seran les adreces de cada una de les xarxes?</text:span></text:p>
      <text:p text:style-name="Standard"><text:span text:style-name="T3">Xarxa 1: 192.128.0.0</text:span></text:p>
      <text:p text:style-name="Standard"><text:span text:style-name="T3">Xarxa 2: 192.128.0.64</text:span></text:p>
      <text:p text:style-name="Standard"><text:span text:style-name="T3">Xarxa 3: 192.128.0.128</text:span></text:p>
      <text:p text:style-name="Standard"><text:span text:style-name="T2">c) En cas que necessitéssim posar 64 dispositius per xarxa, què passaria?</text:span></text:p>
      <text:p text:style-name="Standard"><text:span text:style-name="T3">Hauriem de modificar la màxcara a /25 perquè amb una màscara de /26 nomès ens agafa 62 dispositius.</text:span></text:p>
      <text:p text:style-name="Standard"><text:span text:style-name="T1">2. Donada la xarxa 10.192.172.0/22, volem fer 5 subxarxes.</text:span></text:p>
      <text:p text:style-name="P2"/>
      <text:p text:style-name="Standard"><text:span text:style-name="T2">a) Quants bits necessites per ampliar la Màscara de Xarxa (MX) per tal de poder fer </text:span></text:p>
      <text:p text:style-name="Standard"><text:span text:style-name="T2">aquestes 5 subxarxes?</text:span></text:p>
      <text:p text:style-name="Standard"><text:span text:style-name="T3">Necessitarem 3 bits per tal de fer 5 subxarxes</text:span></text:p>
      <text:p text:style-name="Standard"><text:span text:style-name="T2">b) Dóna la nova MX, tant en format decimal com en binari.</text:span></text:p>
      <text:p text:style-name="Standard"><text:span text:style-name="T3">/26 = 11111111.11111111.11111111.11000000 = 255.255.255.192</text:span></text:p>
      <text:p text:style-name="Standard"><text:soft-page-break/><text:span text:style-name="T2">c) Per cada subxarxa nova que has de crear, indica:</text:span></text:p>
      <text:p text:style-name="Standard"><text:span text:style-name="T2"><text:s text:c="4"/>• L'adreça de xarxa, en format decimal i en binari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text:span text:style-name="T3">Decimal</text:span></text:p>
          </table:table-cell>
          <table:table-cell table:style-name="Table1.A1" office:value-type="string">
            <text:p text:style-name="P7"><text:span text:style-name="T3">Binari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">1</text:span></text:p>
          </table:table-cell>
          <table:table-cell table:style-name="Table1.B2" office:value-type="string">
            <text:p text:style-name="P7"><text:span text:style-name="T3">10.192.172.0</text:span></text:p>
          </table:table-cell>
          <table:table-cell table:style-name="Table1.C2" office:value-type="string">
            <text:p text:style-name="P7"><text:span text:style-name="T3">00001010.11000000.10101100.00000000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">2</text:span></text:p>
          </table:table-cell>
          <table:table-cell table:style-name="Table1.B3" office:value-type="string">
            <text:p text:style-name="P7"><text:span text:style-name="T3">10.192.172.64</text:span></text:p>
          </table:table-cell>
          <table:table-cell table:style-name="Table1.C3" office:value-type="string">
            <text:p text:style-name="P7"><text:span text:style-name="T3">00001010.11000000.10101100.01000000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">3</text:span></text:p>
          </table:table-cell>
          <table:table-cell table:style-name="Table1.B4" office:value-type="string">
            <text:p text:style-name="P7"><text:span text:style-name="T3">10.192.172.128</text:span></text:p>
          </table:table-cell>
          <table:table-cell table:style-name="Table1.C4" office:value-type="string">
            <text:p text:style-name="P7"><text:span text:style-name="T3">00001010.11000000.10101100.10000000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">4</text:span></text:p>
          </table:table-cell>
          <table:table-cell table:style-name="Table1.B5" office:value-type="string">
            <text:p text:style-name="P7"><text:span text:style-name="T3">10.192.172.192</text:span></text:p>
          </table:table-cell>
          <table:table-cell table:style-name="Table1.C5" office:value-type="string">
            <text:p text:style-name="P7"><text:span text:style-name="T3">00001010.11000000.10101100.11000000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">5</text:span></text:p>
          </table:table-cell>
          <table:table-cell table:style-name="Table1.B6" office:value-type="string">
            <text:p text:style-name="P7"><text:span text:style-name="T3">10.192.173.0</text:span></text:p>
          </table:table-cell>
          <table:table-cell table:style-name="Table1.C6" office:value-type="string">
            <text:p text:style-name="P7"><text:span text:style-name="T3">00001010.11000000.10101101.00000000</text:span></text:p>
          </table:table-cell>
        </table:table-row>
      </table:table>
      <text:p text:style-name="P3"/>
      <text:p text:style-name="Standard"><text:span text:style-name="T2"><text:s text:c="4"/>• L'adreça de broadcast extern, en format decimal i en binari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<text:span text:style-name="T3">Decimal</text:span></text:p>
          </table:table-cell>
          <table:table-cell table:style-name="Table2.A1" office:value-type="string">
            <text:p text:style-name="P5"><text:span text:style-name="T3">Binari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1</text:span></text:p>
          </table:table-cell>
          <table:table-cell table:style-name="Table2.B2" office:value-type="string">
            <text:p text:style-name="P5"><text:span text:style-name="T3">10.192.172.63</text:span></text:p>
          </table:table-cell>
          <table:table-cell table:style-name="Table2.C2" office:value-type="string">
            <text:p text:style-name="P5"><text:span text:style-name="T3">00001010.11000000.10101100.00111111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2</text:span></text:p>
          </table:table-cell>
          <table:table-cell table:style-name="Table2.B3" office:value-type="string">
            <text:p text:style-name="P5"><text:span text:style-name="T3">10.192.172.127</text:span></text:p>
          </table:table-cell>
          <table:table-cell table:style-name="Table2.C3" office:value-type="string">
            <text:p text:style-name="P5"><text:span text:style-name="T3">00001010.11000000.10101100.01111111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3</text:span></text:p>
          </table:table-cell>
          <table:table-cell table:style-name="Table2.B4" office:value-type="string">
            <text:p text:style-name="P5"><text:span text:style-name="T3">10.192.172.191</text:span></text:p>
          </table:table-cell>
          <table:table-cell table:style-name="Table2.C4" office:value-type="string">
            <text:p text:style-name="P5"><text:span text:style-name="T3">00001010.11000000.10101100.10111111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4</text:span></text:p>
          </table:table-cell>
          <table:table-cell table:style-name="Table2.B5" office:value-type="string">
            <text:p text:style-name="P5"><text:span text:style-name="T3">10.192.172.255</text:span></text:p>
          </table:table-cell>
          <table:table-cell table:style-name="Table2.C5" office:value-type="string">
            <text:p text:style-name="P5"><text:span text:style-name="T3">00001010.11000000.10101100.11111111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5</text:span></text:p>
          </table:table-cell>
          <table:table-cell table:style-name="Table2.B6" office:value-type="string">
            <text:p text:style-name="P5"><text:span text:style-name="T3">10.192.173.63</text:span></text:p>
          </table:table-cell>
          <table:table-cell table:style-name="Table2.C6" office:value-type="string">
            <text:p text:style-name="P5"><text:span text:style-name="T3">00001010.11000000.10101101.00111111</text:span></text:p>
          </table:table-cell>
        </table:table-row>
      </table:table>
      <text:p text:style-name="P3"/>
      <text:p text:style-name="Standard"><text:span text:style-name="T2"><text:s text:c="4"/>• El rang d'IPs per a dispositius</text:span>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5"><text:span text:style-name="T3">Primer</text:span></text:p>
          </table:table-cell>
          <table:table-cell table:style-name="Table3.A1" office:value-type="string">
            <text:p text:style-name="P5"><text:span text:style-name="T3">Últim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3">1</text:span></text:p>
          </table:table-cell>
          <table:table-cell table:style-name="Table3.B2" office:value-type="string">
            <text:p text:style-name="P5"><text:span text:style-name="T3">10.192.172.1</text:span></text:p>
          </table:table-cell>
          <table:table-cell table:style-name="Table3.C2" office:value-type="string">
            <text:p text:style-name="P5"><text:span text:style-name="T3">10.192.172.62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3">2</text:span></text:p>
          </table:table-cell>
          <table:table-cell table:style-name="Table3.B3" office:value-type="string">
            <text:p text:style-name="P5"><text:span text:style-name="T3">10.192.172.65</text:span></text:p>
          </table:table-cell>
          <table:table-cell table:style-name="Table3.C3" office:value-type="string">
            <text:p text:style-name="P5"><text:span text:style-name="T3">10.192.172.126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3">3</text:span></text:p>
          </table:table-cell>
          <table:table-cell table:style-name="Table3.B4" office:value-type="string">
            <text:p text:style-name="P5"><text:span text:style-name="T3">10.192.172.129</text:span></text:p>
          </table:table-cell>
          <table:table-cell table:style-name="Table3.C4" office:value-type="string">
            <text:p text:style-name="P5"><text:span text:style-name="T3">10.192.172.190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3">4</text:span></text:p>
          </table:table-cell>
          <table:table-cell table:style-name="Table3.B5" office:value-type="string">
            <text:p text:style-name="P5"><text:span text:style-name="T3">10.192.172.193</text:span></text:p>
          </table:table-cell>
          <table:table-cell table:style-name="Table3.C5" office:value-type="string">
            <text:p text:style-name="P5"><text:span text:style-name="T3">10.192.173.254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3">5</text:span></text:p>
          </table:table-cell>
          <table:table-cell table:style-name="Table3.B6" office:value-type="string">
            <text:p text:style-name="P5"><text:span text:style-name="T3">10.192.173.1</text:span></text:p>
          </table:table-cell>
          <table:table-cell table:style-name="Table3.C6" office:value-type="string">
            <text:p text:style-name="P5"><text:span text:style-name="T3">10.192.173.62</text:span></text:p>
          </table:table-cell>
        </table:table-row>
      </table:table>
      <text:p text:style-name="P3"/>
      <text:p text:style-name="Standard"><text:span text:style-name="T2">d) Tenint en compte el número de bits que has indicat en l'apartat a), quantes subxarxes podríem fer, realment? Dóna'n la fórmula que s'utilitza per calcular aquesta dada</text:span></text:p>
      <text:p text:style-name="Standard"><text:span text:style-name="T3">Podriem fer realment 10 subxarxes. Restar a la màscara de xarxa donada, la màxima màscara de xarxa possible ens dona la quantitat de subxarxes que podem crear.</text:span></text:p>
      <text:p text:style-name="Standard"><text:span text:style-name="T3">Per tant tenim:</text:span></text:p>
      <text:p text:style-name="Standard"><text:span text:style-name="T3"><text:tab/>32 - 22 = 10</text:span></text:p>
      <text:p text:style-name="Standard"><text:span text:style-name="T2">e) Segons la MX que has calculat als apartats a) i b), quants dispositius pot tenir cada su</text:span>bxarxa? Dóna'n la fórmula que s'utilitza per calcular aquesta dada.</text:p>
      <text:p text:style-name="Standard"><text:span text:style-name="T3">Cada subxarxa pot tenir 62 dispositius. Elevant dos als bits sobrants a l’ùltim octet de la nova màscara de xarxa i i restant dos corresponents a la IP de xarxa i la de broadcast, ens dona la quantitat de IPs utilitzables. </text:span></text:p>
      <text:p text:style-name="Standard"><text:span text:style-name="T3">Per tant tenim:</text:span></text:p>
      <text:p text:style-name="Standard"><text:span text:style-name="T3"><text:tab/>11000000 - - - &gt; ùltim octet</text:span></text:p>
      <text:p text:style-name="Standard"><text:span text:style-name="T3"><text:tab/>2^6 - 2 = 62 - - - &gt; número de hosts disponibles</text:span></text:p>
      <text:p text:style-name="Standard"><text:span text:style-name="T1">3. Donada la xarxa 192.0.2.0/24</text:span></text:p>
      <text:p text:style-name="P2"/>
      <text:p text:style-name="Standard"><text:span text:style-name="T2">a) A quina classe pertany? La màscara de xarxa es correspon amb la classe?</text:span></text:p>
      <text:p text:style-name="Standard"><text:span text:style-name="T3">Pertany a una classe C, sí es correspon</text:span></text:p>
      <text:p text:style-name="Standard"><text:span text:style-name="T2">b) Quants dispositius pot adreçar?</text:span></text:p>
      <text:p text:style-name="Standard"><text:span text:style-name="T3">La màscara /24 pot adreçar 2^8 -2 dispositius per xarxa, és a dir 254 dispositius</text:span></text:p>
      <text:p text:style-name="Standard"><text:span text:style-name="T2">c) Quantes subxarxes podrem fer, com a màxim, si volem que cadascuna d'elles tingui 45 dispositius?</text:span></text:p>
      <text:p text:style-name="Standard"><text:span text:style-name="T3">Podrem fer 2^2 subxarxes, és a dir 4 amb una màscara /26 si fem una màscara /27 només podem tenir 30 dispositius.</text:span></text:p>
      <text:p text:style-name="Standard"><text:span text:style-name="T2">d) Calcula la nova MX en decimal i binari</text:span></text:p>
      <text:p text:style-name="Standard"><text:span text:style-name="T3">255.255.255.192 = 11111111.11111111.11111111.11000000</text:span></text:p>
      <text:p text:style-name="Standard"><text:soft-page-break/><text:span text:style-name="T2">e) Calcula l'adreça de xarxa i de broadcast extern de les subxarxes</text:span>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7"><text:span text:style-name="T3">Xarxa</text:span></text:p>
          </table:table-cell>
          <table:table-cell table:style-name="Table4.A1" office:value-type="string">
            <text:p text:style-name="P7"><text:span text:style-name="T3">Broadcast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3">1</text:span></text:p>
          </table:table-cell>
          <table:table-cell table:style-name="Table4.B2" office:value-type="string">
            <text:p text:style-name="P7"><text:span text:style-name="T3">192.0.2.0</text:span></text:p>
          </table:table-cell>
          <table:table-cell table:style-name="Table4.C2" office:value-type="string">
            <text:p text:style-name="P7"><text:span text:style-name="T3">192.0.2.0.63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3">2</text:span></text:p>
          </table:table-cell>
          <table:table-cell table:style-name="Table4.B3" office:value-type="string">
            <text:p text:style-name="P7"><text:span text:style-name="T3">192.0.2.64</text:span></text:p>
          </table:table-cell>
          <table:table-cell table:style-name="Table4.C3" office:value-type="string">
            <text:p text:style-name="P7"><text:span text:style-name="T3">192.0.2.0.127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3">3</text:span></text:p>
          </table:table-cell>
          <table:table-cell table:style-name="Table4.B4" office:value-type="string">
            <text:p text:style-name="P7"><text:span text:style-name="T3">192.0.2.128</text:span></text:p>
          </table:table-cell>
          <table:table-cell table:style-name="Table4.C4" office:value-type="string">
            <text:p text:style-name="P7"><text:span text:style-name="T3">192.0.2.0.191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3">4</text:span></text:p>
          </table:table-cell>
          <table:table-cell table:style-name="Table4.B5" office:value-type="string">
            <text:p text:style-name="P7"><text:span text:style-name="T3">192.0.2.192</text:span></text:p>
          </table:table-cell>
          <table:table-cell table:style-name="Table4.C5" office:value-type="string">
            <text:p text:style-name="P7"><text:span text:style-name="T3">192.0.2.0.255</text:span></text:p>
          </table:table-cell>
        </table:table-row>
      </table:table>
      <text:p text:style-name="P3"/>
      <text:p text:style-name="Standard"><text:span text:style-name="T1">4. Donada l'adreça 11.27.0.0/16</text:span></text:p>
      <text:p text:style-name="P2"/>
      <text:p text:style-name="Standard"><text:span text:style-name="T2">a) Tenint en compte la IP 11.27.0.0, a quina classe pertany l'adreça?</text:span></text:p>
      <text:p text:style-name="Standard"><text:span text:style-name="T3">Pertany a una classe B</text:span></text:p>
      <text:p text:style-name="Standard"><text:span text:style-name="T2">b) Tenint en compte la màscara de xarxa d'aquesta classe, quantes subxarxes hem fet amb la MX=/16?</text:span></text:p>
      <text:p text:style-name="Standard"><text:span text:style-name="T3">Hem fet 16 xarxes amb 2^16 -2 <text:s/>dispositius per xarxa, ès a dir 65534 dispositius</text:span></text:p>
      <text:p text:style-name="Standard"><text:span text:style-name="T2">c) Fent servir l'adreça de xarxa 11.27.0.0/16 com la nostra AXmare, calculeu la MX que necessitem per poder fer tantes subxarxes com sigui possible de 512 dispositius.</text:span></text:p>
      <text:p text:style-name="Standard"><text:span text:style-name="T3">Necessitarem una MX de /22 i podem fer 2^6 subxarxes, és a dir 64 subxarx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6.3958in" fo:margin-left="-0.0035in" fo:margin-top="0in" fo:margin-bottom="0in" fo:break-before="auto" fo:break-after="auto" table:align="left"/>
    </style:style>
    <style:style style:name="Table5.A" style:family="table-column">
      <style:table-column-properties style:column-width="3.2389in"/>
    </style:style>
    <style:style style:name="Table5.B" style:family="table-column">
      <style:table-column-properties style:column-width="3.156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none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><text:span text:style-name="MT1">Institut Escola del Treball</text:span></text:p>
            </table:table-cell>
            <table:table-cell table:style-name="Table5.A1" office:value-type="string">
              <text:p text:style-name="MP2"><text:span text:style-name="MT1">1HISX</text:span></text:p>
            </table:table-cell>
          </table:table-row>
          <table:table-row table:style-name="Table5.1">
            <table:table-cell table:style-name="Table5.A1" office:value-type="string">
              <text:p text:style-name="MP1"><text:span text:style-name="MT1">Marlene Flor</text:span></text:p>
            </table:table-cell>
            <table:table-cell table:style-name="Table5.A1" office:value-type="string">
              <text:p text:style-name="MP2"><text:span text:style-name="MT1">2021/2022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4" meta:paragraph-count="116" meta:word-count="621" meta:character-count="3981" meta:non-whitespace-character-count="3458"/>
    <meta:generator>LibreOfficeDev/6.0.5.2$Linux_X86_64 LibreOffice_project/</meta:generator>
  </office:meta>
</office:document-meta>
</file>